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24.695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graphic-properties draw:stroke="none" draw:fill="none" draw:fill-color="#bbe0e3" draw:textarea-horizontal-align="justify" draw:textarea-vertical-align="top" draw:auto-grow-height="false" fo:min-height="47.391cm" fo:min-width="33.702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2.278cm" fo:padding-top="0.175cm" fo:padding-bottom="0.175cm" fo:padding-left="0.3cm" fo:padding-right="0.3cm"/>
    </style:style>
    <style:style style:name="gr9"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style:paragraph-properties fo:margin-left="0cm" fo:margin-right="0cm" fo:margin-top="0.529cm" fo:margin-bottom="0cm" fo:text-align="end" fo:text-indent="0cm"/>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9" style:family="text">
      <style:text-properties fo:language="en" fo:country="AU" style:language-asian="en" style:country-asian="AU" style:language-complex="en" style:country-complex="AU"/>
    </style:style>
    <style:style style:name="T10" style:family="text">
      <style:text-properties style:text-position="30% 58%" fo:language="en" fo:country="AU" style:language-asian="en" style:country-asian="AU" style:language-complex="en" style:country-complex="AU"/>
    </style:style>
    <style:style style:name="T11" style:family="text">
      <style:text-properties style:text-position="30% 58%" fo:language="en" fo:country="AU" style:font-name-asian="Tahoma" style:language-asian="en" style:country-asian="AU" style:font-name-complex="Tahoma" style:language-complex="en" style:country-complex="AU"/>
    </style:style>
    <style:style style:name="T12" style:family="text">
      <style:text-properties fo:language="en" fo:country="AU" style:font-name-asian="Tahoma" style:language-asian="en" style:country-asian="AU" style:font-name-complex="Tahoma" style:language-complex="en" style:country-complex="AU"/>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0.072cm" presentation:class="title" presentation:user-transformed="true">
          <draw:text-box>
            <text:p text:style-name="P1"><text:span text:style-name="T1">Articulated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24.945cm" svg:x="5.155cm" svg:y="6.994cm">
          <text:list text:style-name="L2">
            <text:list-header>
              <text:p><text:span text:style-name="T6">1 Motivation</text:span></text:p>
              <text:p><text:span text:style-name="T7">This is the main body of the poster in Arial 24pt. <text:s/>Most text is black but some headings are CECS Red which (in PowerPoint only) seems to equate to about RGB colour 137, 21, 38.</text:span></text:p>
              <text:p><text:span text:style-name="T8"/></text:p>
              <text:p><text:span text:style-name="T9"/></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6.994cm">
          <text:list text:style-name="L2">
            <text:list-header>
              <text:p text:style-name="P3"><text:span text:style-name="T6">2 Method</text:span></text:p>
            </text:list-header>
            <text:list-item>
              <text:p text:style-name="P3"><text:span text:style-name="T7">unt ut labore et dolore magna aliqua. Ut enim ad minimveniam, quis nostrud exercitation ullamco laboris nisi ut aliquip ex eacommodo consequat. Duis aute irure dolor in reprehenderit in voluptatevelit esse cillum dolore eu fugiat nulla pariatur. Excepteur sint occaecatcupidatat non proident, sunt in culpa qui officia deserunt mollit animid est laborum.</text:span></text:p>
              <text:p text:style-name="P3"><text:span text:style-name="T7">Lorem ipsum dolor sit amet, consectetur adipisicing elit, sed do eiusmodtempor incididunt ut labore et dolore magna aliqua. Ut enim ad minimveniam, quis nostrud exercitation ullamco laboris nisi ut aliquip ex eacommodo consequat. Duis aute irure dolor in reprehenderit in voluptatevelit esse cillum dolore eu fugiat nulla pariatur. Excepteur sint occaecatcupidatat non proident, sunt in culpa qui officia deserunt mollit animid est laborum.</text:span></text:p>
              <text:p text:style-name="P3"><text:span text:style-name="T7">Lorem ipsum dolor sit amet, consectetur adipisicing elit, sed do eiusmodtempor incididunt ut labore et dolore magna aliqua. Ut enim ad minimveniam, quis nostrud exercitation ullamco laboris nisi ut aliquip ex eacommodo consequat. Duis aute irure dolor in reprehenderit in voluptatevelit esse cillum dolore eu fugiat nulla pariatur. Excepteur sint occaecatcupidatat non proident, sunt in culpa qui officia deserunt mollit animid est laborum.</text:span></text:p>
              <text:p text:style-name="P3"><text:span text:style-name="T7"/></text:p>
            </text:list-item>
          </text:list>
          <draw:enhanced-geometry svg:viewBox="0 0 21600 21600" draw:type="mso-spt202" draw:enhanced-path="M 0 0 L 21600 0 21600 21600 0 21600 0 0 Z N"/>
        </draw:custom-shape>
        <draw:custom-shape draw:style-name="gr3" draw:text-style-name="P4" draw:layer="layout" svg:width="34.202cm" svg:height="47.651cm" svg:x="79.494cm" svg:y="6.994cm">
          <text:list text:style-name="L2">
            <text:list-header>
              <text:p text:style-name="P3"><text:span text:style-name="T6">3 Results</text:span></text:p>
            </text:list-header>
            <text:list-item>
              <text:p text:style-name="P3"><text:span text:style-name="T7">itation ullamco laboris nisi ut aliquip ex eacommodo consequat. Duis aute irure dolor in reprehenderit in voluptatevelit esse cillum dolore eu fugiat nulla pariatur. Excepteur sint occaecatcupidatat non proident, sunt in culpa qui officia deserunt mollit animid est laborum.</text:span></text:p>
              <text:p text:style-name="P5"><text:span text:style-name="T7">(1)</text:span></text:p>
              <text:p text:style-name="P3"><text:span text:style-name="T7">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text:s/>Use of TeXPoint, where available, can make equations look better but positioning remains a problem.</text:span></text:p>
            </text:list-item>
          </text:list>
          <draw:enhanced-geometry svg:viewBox="0 0 21600 21600" draw:type="mso-spt202" draw:enhanced-path="M 0 0 L 21600 0 21600 21600 0 21600 0 0 Z N"/>
        </draw:custom-shape>
        <draw:line draw:style-name="gr4" draw:text-style-name="P6" draw:layer="layout" svg:x1="5.252cm" svg:y1="65.057cm" svg:x2="15.055cm" svg:y2="65.057cm">
          <text:p/>
        </draw:line>
        <draw:frame draw:style-name="gr5" draw:text-style-name="P6" draw:layer="layout" svg:width="4.503cm" svg:height="1.406cm" svg:x="94.262cm" svg:y="19.046cm">
          <text:p/>
          <draw:object xlink:href="./Object 1" xlink:type="simple" xlink:show="embed" xlink:actuate="onLoad"/>
          <draw:image xlink:href="./ObjectReplacements/Object 1" xlink:type="simple" xlink:show="embed" xlink:actuate="onLoad"/>
        </draw:frame>
        <draw:frame draw:style-name="gr6" draw:text-style-name="P7" draw:layer="layout" svg:width="33.536cm" svg:height="1.775cm" svg:x="5.155cm" svg:y="65.541cm">
          <draw:text-box>
            <text:list text:style-name="L2">
              <text:list-header>
                <text:p><text:span text:style-name="T10">*</text:span><text:span text:style-name="T9"> College of Engineering &amp; Computer Science, Australian National University</text:span></text:p>
                <text:p><text:span text:style-name="T11">†</text:span><text:span text:style-name="T12"> </text:span><text:span text:style-name="T12">Research </text:span><text:span text:style-name="T9">School</text:span><text:span text:style-name="T12"> of </text:span><text:span text:style-name="T9">Computer Science, College of Engineering &amp; Computer Science, Australian National University</text:span></text:p>
              </text:list-header>
            </text:list>
          </draw:text-box>
        </draw:frame>
        <draw:frame draw:style-name="gr7" draw:text-style-name="P7" draw:layer="layout" svg:width="27.837cm" svg:height="1.444cm" svg:x="5.2cm" svg:y="36.6cm">
          <draw:text-box>
            <text:list text:style-name="L2">
              <text:list-item>
                <text:p><text:span text:style-name="T8">2.1 Training process</text:span></text:p>
              </text:list-item>
            </text:list>
          </draw:text-box>
        </draw:frame>
        <draw:frame draw:style-name="gr7" draw:text-style-name="P7" draw:layer="layout" svg:width="27.837cm" svg:height="1.444cm" svg:x="5.201cm" svg:y="50.6cm">
          <draw:text-box>
            <text:list text:style-name="L2">
              <text:list-item>
                <text:p><text:span text:style-name="T8">2.1 Using the trained model</text:span></text:p>
              </text:list-item>
            </text:list>
          </draw:text-box>
        </draw:frame>
        <draw:custom-shape draw:style-name="gr8" draw:text-style-name="P8" draw:layer="layout" svg:width="2.877cm" svg:height="8cm" svg:x="20.045cm" svg:y="54.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8" draw:layer="layout" svg:width="2.877cm" svg:height="8cm" svg:x="20.045cm" svg:y="40.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9" draw:layer="layout" svg:width="10.344cm" svg:height="7.075cm" svg:x="8.622cm" svg:y="1.434cm" draw:page-number="1" presentation:class="page"/>
          <draw:frame presentation:style-name="pr2" draw:text-style-name="P9"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6T10:55:03.569993130</dc:date>
    <meta:editing-cycles>50</meta:editing-cycles>
    <meta:editing-duration>PT10H15M39S</meta:editing-duration>
    <meta:generator>LibreOffice/4.4.2.2$Linux_X86_64 LibreOffice_project/40m0$Build-2</meta:generator>
    <meta:document-statistic meta:object-count="28"/>
  </office:meta>
</office:document-meta>
</file>

<file path=Object 1/content.xml><?xml version="1.0" encoding="utf-8"?>
<math xmlns="http://www.w3.org/1998/Math/MathML" display="block">
  <semantics>
    <mrow>
      <mstyle mathsize="12pt">
        <mrow>
          <mi>c</mi>
          <mo stretchy="false">=</mo>
          <msqrt>
            <mrow>
              <msup>
                <mi>a</mi>
                <mstyle mathsize="8pt">
                  <mn>2</mn>
                </mstyle>
              </msup>
              <mo stretchy="false">+</mo>
              <msup>
                <mi>b</mi>
                <mstyle mathsize="8pt">
                  <mn>2</mn>
                </mstyle>
              </msup>
            </mrow>
          </msqrt>
        </mrow>
      </mstyle>
      <mrow/>
    </mrow>
    <annotation encoding="StarMath 5.0"> size 12{c= sqrt {a rSup { size 8{2} } +b rSup { size 8{2} } } } {}</annotation>
  </semantics>
</math>
</file>